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, serif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1f2b5b" officeooo:paragraph-rsid="001f2b5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Standard">
      <style:text-properties officeooo:rsid="001e9c18" officeooo:paragraph-rsid="001e9c18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e9c18" officeooo:paragraph-rsid="001e9c18"/>
    </style:style>
    <style:style style:name="P4" style:family="paragraph" style:parent-style-name="Text_20_body">
      <style:text-properties officeooo:rsid="001e9c18" officeooo:paragraph-rsid="001f2b5b"/>
    </style:style>
    <style:style style:name="P5" style:family="paragraph" style:parent-style-name="Text_20_body">
      <style:text-properties officeooo:paragraph-rsid="001e9c18"/>
    </style:style>
    <style:style style:name="P6" style:family="paragraph" style:parent-style-name="Text_20_body">
      <style:paragraph-properties fo:margin-left="0.4925in" fo:margin-right="0in" fo:text-indent="0in" style:auto-text-indent="false"/>
    </style:style>
    <style:style style:name="T1" style:family="text">
      <style:text-properties officeooo:rsid="001e9c18"/>
    </style:style>
    <style:style style:name="T2" style:family="text">
      <style:text-properties style:font-name="Liberation Sans" fo:font-size="18.2000007629395pt" fo:font-weight="bold" officeooo:rsid="001e9c1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style:font-name="var ff-mono" fo:font-size="9.75pt" fo:letter-spacing="normal" fo:font-style="normal" fo:font-weight="normal" officeooo:rsid="001f2b5b" fo:background-color="transparent" loext:char-shading-value="0" loext:padding="0in" loext:border="none"/>
    </style:style>
    <style:style style:name="T5" style:family="text">
      <style:text-properties fo:font-variant="normal" fo:text-transform="none" style:font-name="var ff-mono" fo:font-size="9.75pt" fo:letter-spacing="normal" fo:font-style="normal" fo:font-weight="normal" officeooo:rsid="001f2b5b" fo:background-color="transparent" loext:char-shading-value="0" style:font-name-asian="Noto Sans Mono CJK SC" style:font-name-complex="Liberation Mono" loext:padding="0in" loext:border="none"/>
    </style:style>
    <style:style style:name="T6" style:family="text">
      <style:text-properties fo:font-variant="normal" fo:text-transform="none" style:font-name="var ff-mono" fo:font-size="9.75pt" fo:letter-spacing="normal" fo:font-style="normal" fo:font-weight="bold" officeooo:rsid="001f2b5b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officeooo:rsid="001f2b5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9d3c" style:font-weight-asian="bold" style:font-weight-complex="bold"/>
    </style:style>
    <style:style style:name="T11" style:family="text">
      <style:text-properties fo:font-weight="bold" officeooo:rsid="001f2b5b" style:font-weight-asian="bold" style:font-weight-complex="bold"/>
    </style:style>
    <style:style style:name="T12" style:family="text">
      <style:text-properties officeooo:rsid="00209d3c"/>
    </style:style>
    <style:style style:name="T13" style:family="text">
      <style:text-properties officeooo:rsid="0021dc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t up Selfhealing Robot Framework in Ubuntu</text:p>
      <text:p text:style-name="P2"/>
      <text:h text:style-name="Heading_20_1" text:outline-level="1">Podman</text:h>
      <text:p text:style-name="P2">- install podman: <text:a xlink:type="simple" xlink:href="https://www.cyberithub.com/how-to-install-podman-on-ubuntu-20-04-lts-step-by-step/" text:style-name="Internet_20_link" text:visited-style-name="Visited_20_Internet_20_Link">https://www.cyberithub.com/how-to-install-podman-on-ubuntu-20-04-lts-step-by-step/</text:a></text:p>
      <text:p text:style-name="P3">- if there is a problem with public key signature, follow <text:a xlink:type="simple" xlink:href="https://linuxconfig.org/ubuntu-20-04-gpg-error-the-following-signatures-couldn-t-be-verified" text:style-name="Internet_20_link" text:visited-style-name="Visited_20_Internet_20_Link">https://linuxconfig.org/ubuntu-20-04-gpg-error-the-following-signatures-couldn-t-be-verified</text:a></text:p>
      <text:p text:style-name="P3"/>
      <text:h text:style-name="Heading_20_1" text:outline-level="1">Python</text:h>
      <text:p text:style-name="P2">- install python3: <text:span text:style-name="T9">sudo apt install python3</text:span></text:p>
      <text:p text:style-name="P2">- install pip: <text:span text:style-name="T9">sudo apt install python3-</text:span><text:span text:style-name="T10">pip</text:span></text:p>
      <text:p text:style-name="P4">- <text:span text:style-name="T8">install virtual environment: </text:span><text:span text:style-name="T11">sudo apt install python3.8-venv</text:span></text:p>
      <text:h text:style-name="Heading_20_1" text:outline-level="1">Browser <text:span text:style-name="T2">D</text:span>river</text:h>
      <text:p text:style-name="Text_20_body">- <text:span text:style-name="T1">download browser driver for the browser you want to use. For google chrome, download </text:span><text:a xlink:type="simple" xlink:href="https://chromedriver.chromium.org/downloads" text:style-name="Internet_20_link" text:visited-style-name="Visited_20_Internet_20_Link"><text:span text:style-name="T1">https://chromedriver.chromium.org/downloads</text:span></text:a><text:span text:style-name="T1"> make sure to select the right version for linux.</text:span></text:p>
      <text:p text:style-name="Text_20_body">- <text:span text:style-name="T1">extract the browser driver file to Downloads folder</text:span></text:p>
      <text:p text:style-name="Text_20_body">- <text:span text:style-name="T1">add browser driver to your path. The easiest way is to move the file to usr/local/bin, which is already in Path: </text:span><text:span text:style-name="Source_20_Text"><text:span text:style-name="T3">sudo mv ~/Downloads/chromedriver /usr/local/bin</text:span></text:span></text:p>
      <text:p text:style-name="Text_20_body"><text:span text:style-name="Source_20_Text"><text:span text:style-name="T3">- </text:span></text:span><text:span text:style-name="Source_20_Text"><text:span text:style-name="T4">verify if </text:span></text:span><text:span text:style-name="Source_20_Text"><text:span text:style-name="T5">moved</text:span></text:span><text:span text:style-name="Source_20_Text"><text:span text:style-name="T4"> properly: close the terminal, open it again and execute </text:span></text:span><text:span text:style-name="Source_20_Text"><text:span text:style-name="T6">chromedriver –version</text:span></text:span><text:span text:style-name="Source_20_Text"><text:span text:style-name="T4">. It should show your installed version.</text:span></text:span></text:p>
      <text:h text:style-name="P1" text:outline-level="1">Git</text:h>
      <text:p text:style-name="Text_20_body">- <text:span text:style-name="T8">install git: sudo apt install git</text:span></text:p>
      <text:p text:style-name="P5">- in Terminal, navigate to folder where you wa<text:span text:style-name="T1">nt to place the project directory and execute </text:span><text:a xlink:type="simple" xlink:href="https://github.com/Tesena-smart-testing/selfhealing-robot-framework.git" text:style-name="Internet_20_link" text:visited-style-name="Visited_20_Internet_20_Link"><text:span text:style-name="T1">https://github.com/Tesena-smart-testing/selfhealing-robot-framework.git</text:span></text:a></text:p>
      <text:h text:style-name="Heading_20_1" text:outline-level="1">Install Robot Framework Libraries</text:h>
      <text:p text:style-name="Text_20_body">- <text:span text:style-name="T12">first, create the virtual environment: python3 -m venv ./venv</text:span></text:p>
      <text:p text:style-name="Text_20_body">- <text:span text:style-name="T13">activate the virtual environment: </text:span><text:span text:style-name="Source_20_Text"><text:span text:style-name="T7">source venv/bin/activate</text:span>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, serif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1:22.879888030</meta:creation-date>
    <dc:date>2022-03-14T14:54:45.884247586</dc:date>
    <meta:editing-duration>PT40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76" meta:character-count="1354" meta:non-whitespace-character-count="1197"/>
  </office:meta>
</office:document-meta>
</file>